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officeooo:paragraph-rsid="0003facc"/>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fo:font-size="12pt" officeooo:rsid="0022ddef" officeooo:paragraph-rsid="0003facc" style:font-size-asian="12pt" style:font-size-complex="12pt"/>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1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0" style:family="paragraph" style:parent-style-name="sub_20_judul_20_isi" style:list-style-name="L3">
      <style:text-properties style:font-name="Liberation Serif" fo:font-size="12pt" officeooo:rsid="000e8c0e" officeooo:paragraph-rsid="000e8c0e" style:font-size-asian="12pt" style:font-size-complex="12pt"/>
    </style:style>
    <style:style style:name="P21" style:family="paragraph" style:parent-style-name="sub_20_judul_20_isi" style:list-style-name="L4">
      <style:text-properties style:font-name="Liberation Serif" fo:font-size="12pt" officeooo:rsid="00106396" officeooo:paragraph-rsid="00106396" style:font-size-asian="12pt" style:font-size-complex="12pt"/>
    </style:style>
    <style:style style:name="P22" style:family="paragraph" style:parent-style-name="sub_20_judul_20_isi" style:list-style-name="L4">
      <style:text-properties style:font-name="Liberation Serif" fo:font-size="12pt" officeooo:rsid="00087a13" officeooo:paragraph-rsid="000e8c0e" style:font-size-asian="12pt" style:font-size-complex="12pt"/>
    </style:style>
    <style:style style:name="P23" style:family="paragraph" style:parent-style-name="sub_20_judul_20_A.1_20_isi">
      <style:text-properties officeooo:paragraph-rsid="001a1b00"/>
    </style:style>
    <style:style style:name="P24" style:family="paragraph" style:parent-style-name="sub_20_judul_20_A.1_20_isi">
      <style:text-properties officeooo:paragraph-rsid="001b8b88"/>
    </style:style>
    <style:style style:name="P25" style:family="paragraph" style:parent-style-name="penelitian_20_sebelum_20_nya" style:list-style-name="L1">
      <style:text-properties officeooo:paragraph-rsid="0003facc"/>
    </style:style>
    <style:style style:name="P26" style:family="paragraph" style:parent-style-name="penelitian_20_sebelum_20_nya" style:list-style-name="L1">
      <style:text-properties officeooo:paragraph-rsid="000ae8f2"/>
    </style:style>
    <style:style style:name="P27" style:family="paragraph" style:parent-style-name="penelitian_20_sebelum_20_nya" style:list-style-name="L1">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8" style:family="paragraph" style:parent-style-name="penelitian_20_sebelum_20_nya" style:list-style-name="L1">
      <style:text-properties style:font-name="Liberation Serif" fo:font-size="12pt" fo:font-style="normal" officeooo:paragraph-rsid="000ae8f2" style:font-size-asian="12pt" style:font-style-asian="normal" style:font-size-complex="12pt" style:font-style-complex="normal"/>
    </style:style>
    <style:style style:name="P29" style:family="paragraph" style:parent-style-name="penelitian_20_sebelum_20_nya" style:list-style-name="L1">
      <style:text-properties fo:font-style="normal" officeooo:paragraph-rsid="0003facc" style:font-style-asian="normal" style:font-style-complex="normal"/>
    </style:style>
    <style:style style:name="P30" style:family="paragraph" style:parent-style-name="penelitian_20_sebelum_20_nya" style:list-style-name="L1">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1"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2"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33" style:family="paragraph" style:parent-style-name="sub_20_judul_20_isi_20_A" style:list-style-name="L2"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34"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fo:background-color="#ffffff" loext:char-shading-value="0" style:font-name-asian="Times New Roman" style:language-asian="id" style:country-asian="ID" style:font-name-complex="Times New Roman"/>
    </style:style>
    <style:style style:name="T25" style:family="text">
      <style:text-properties fo:color="#000000" fo:language="id" fo:country="ID" style:font-name-asian="Times New Roman" style:language-asian="id" style:country-asian="ID" style:font-name-complex="Times New Roman"/>
    </style:style>
    <style:style style:name="T26"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0"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officeooo:rsid="00680f6b"/>
    </style:style>
    <style:style style:name="T42" style:family="text">
      <style:text-properties officeooo:rsid="0022ddef"/>
    </style:style>
    <style:style style:name="T43" style:family="text">
      <style:text-properties officeooo:rsid="006501f0"/>
    </style:style>
    <style:style style:name="T44" style:family="text">
      <style:text-properties officeooo:rsid="00251249"/>
    </style:style>
    <style:style style:name="T45" style:family="text">
      <style:text-properties officeooo:rsid="00258408"/>
    </style:style>
    <style:style style:name="T46" style:family="text">
      <style:text-properties officeooo:rsid="005ae2a8"/>
    </style:style>
    <style:style style:name="T47" style:family="text">
      <style:text-properties fo:font-style="normal" style:font-style-asian="normal" style:font-style-complex="normal"/>
    </style:style>
    <style:style style:name="T48" style:family="text">
      <style:text-properties fo:font-style="normal" officeooo:rsid="000d4981" style:font-style-asian="normal" style:font-style-complex="normal"/>
    </style:style>
    <style:style style:name="T49" style:family="text">
      <style:text-properties officeooo:rsid="000c680b"/>
    </style:style>
    <style:style style:name="T50" style:family="text">
      <style:text-properties officeooo:rsid="000d4981"/>
    </style:style>
    <style:style style:name="T51" style:family="text">
      <style:text-properties officeooo:rsid="000e8c0e"/>
    </style:style>
    <style:style style:name="T52" style:family="text">
      <style:text-properties officeooo:rsid="001212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BAB II</text:h>
      <text:h text:style-name="P19" text:outline-level="1">DESKRIPSI TEORITIK DAN KERANGKA BERPIKIR</text:h>
      <text:p text:style-name="P4"/>
      <text:p text:style-name="P5"><text:span text:style-name="T4">A. </text:span><text:span text:style-name="T3">Deskripsi Teoritik </text:span></text:p>
      <text:p text:style-name="P8">A.1 GNU</text:p>
      <text:p text:style-name="P15"><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6"><text:tab/>GNU dikembangkan oleh Proyek GNU, dan program-program yang dirilis di bawah bantuan proyek bernama <text:span text:style-name="T47">paket-paket</text:span><text:span text:style-name="T6"> </text:span><text:span text:style-name="T47">GNU</text:span> atau <text:span text:style-name="T47">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6"><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6"><text:tab/>Lisensi Publik Umum <text:span text:style-name="T47">GNU (GPL)</text:span><text:span text:style-name="T7">,</text:span> <text:span text:style-name="T7">LGPL,</text:span> dan <text:span text:style-name="T7">Lisensi </text:span><text:span text:style-name="T47">Dokumentasi Bebas</text:span><text:span text:style-name="T7"> GNU (GFDL) </text:span>ditulis untuk GNU, tetapi juga dipakai oleh banyak proyek yang tidak bersangkutan.</text:p>
      <text:p text:style-name="P23"><text:soft-page-break/><text:span text:style-name="T14"><text:tab/>Menurut (</text:span>Richard Stallman:<text:span text:style-name="T23">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3"> ini langsung dari proyek GNU dan baru-baru ini, silakan periksa untuk versi yang lebih baru. Anda bisa mendapatkan Standar Pengkodean GNU dari server web GNU di berbagai format, termasuk sumber </text:span><text:span text:style-name="T22">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text:span><text:soft-page-break/><text:span text:style-name="T13">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6"/>
      <text:p text:style-name="P8">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4"><text:span text:style-name="T41"><text:tab/>Menurut (Litayem Nabil, dkk, 2011)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text:soft-page-break/>Linux real-time sebenarnya berhasil digunakan dalam berbagai aplikasi [5]. Karena meningkatkan popularitas Linux di bidang <text:span text:style-name="T7">embedded system</text:span>, banyak upaya yang dihabiskan dan diusulkan untuk mengubah Linux kernel menjadi solusi real-time. Karya-karya ini menghasilkan beberapa implementasi Linux real-time.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real-time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Hardware-in-the-Loop,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xt:soft-page-break/>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text:soft-page-break/>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8">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Me<text:span text:style-name="T49">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cloning dari system operasi dan seluruh aplikasi yang <text:span text:style-name="T7">terinstall</text:span> di komputer kita. Selain itu juga digunakan untuk remaster distro linux<text:span text:style-name="T25">.</text:span></text:p>
      <text:p text:style-name="P15"><text:soft-page-break/><text:span text:style-name="T25"><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9">v</text:span>irus Biologis pada bidan medis dan penggunaan istilah <text:span text:style-name="T49">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5"/>
      <text:p text:style-name="P8">A.4 <text:span text:style-name="T42">UCK</text:span></text:p>
      <text:p text:style-name="P17"><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1">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5">Wahyu Agung (2010:12) </text:span>UCK merupakan kumpulan script yang dibuat untuk memodifikasi ISO image Ubuntu dan turunan nya, secara mudah UCK bisa disebut juga sebagai otomatisasi dari tools-tools <text:span text:style-name="T47">(squash,mkisofs,dkk)</text:span> remaster yang biasanya digunakan untuk memodifikasi Ubuntu image secara manual.</text:p>
      <text:p text:style-name="P17"><text:tab/>Nabil LITAYEM <text:span text:style-name="T43">(2011) </text:span>Ada banyak solusi remastering dari berbagai distribusi Linux. DVD live / installable kami didasarkan pada Ubuntu karena OS ini telah mendapatkan tempat yang berkembang di berbagai area aplikasi. Solusi remastering yang paling dikenal adalah <text:soft-page-break/>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9">A.5 Xubuntu</text:p>
      <text:p text:style-name="P17">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7">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oft-page-break/><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9">A.6 <text:span text:style-name="T44">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7 <text:s/><text:span text:style-name="T45">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text:soft-page-break/>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2">Olivier Fourdan memulai proyek ini pada tahun 1996. Nama "</text:span><text:span text:style-name="T8">Xfce"</text:span><text:span text:style-name="T42"> awalnya singkatan dari </text:span><text:span text:style-name="T8">"XForms Common Environment"</text:span><text:span text:style-name="T42">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2"> tetapi sebagai </text:span><text:span text:style-name="T8">"Xfce"</text:span><text:span text:style-name="T42">. Para pengembangnya menyatakan bahwa nama tersebut bukanlah singkatan.</text:span></text:p>
      <text:p text:style-name="P14"/>
      <text:p text:style-name="P7">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1922493326" text:style-name="L1">
        <text:list-item>
          <text:list>
            <text:list-item>
              <text:p text:style-name="P25"><text:span text:style-name="T32">Penelitian Yang Dilakukan Oleh Tommi Albert Surbakti</text:span><text:span text:style-name="T35"> Dari </text:span><text:a xlink:type="simple" xlink:href="http://elib.unikom.ac.id/gdl.php?mod=browse&amp;node=0" text:style-name="Internet_20_link" text:visited-style-name="Visited_20_Internet_20_Link"><text:span text:style-name="T37">S1-Final Project</text:span></text:a><text:span text:style-name="T35"> <text:s/></text:span><text:span text:style-name="T36">Unikom Bandung</text:span><text:span text:style-name="T32"> </text:span><text:span text:style-name="T35">Yang Berjudul </text:span><text:span text:style-name="T38">“</text:span><text:span text:style-name="T39">remastering Sistem Operasi Berbasis Linux”. </text:span><text:span text:style-name="T32">linux mulai banyak digunakan oleh masyarakat baik oleh pengembang perangkat lunak (developer) ataupun pengguna biasa. kebutuhan </text:span><text:span text:style-name="T34">a</text:span><text:span text:style-name="T32">kan sistem </text:span><text:span text:style-name="T34">o</text:span><text:span text:style-name="T32">perasi </text:span><text:span text:style-name="T34">l</text:span><text:span text:style-name="T32">inux </text:span><text:span text:style-name="T34">y</text:span><text:span text:style-name="T32">ang </text:span><text:span text:style-name="T34">m</text:span><text:span text:style-name="T32">udah </text:span><text:span text:style-name="T34">u</text:span><text:span text:style-name="T32">ntuk digunakan dan memiliki antarmuka yang </text:span><text:span text:style-name="T39">user friendly</text:span><text:span text:style-name="T32"> mendorong banyak orang melakukan remastering linux, remastering adalah proses mengubah linux dari versi linux yang sudah ada, baik menambah maupun menguran</text:span><text:span text:style-name="T19">gi aplikasi. </text:span></text:p>
              <text:p text:style-name="P27"><text:soft-page-break/></text:p>
            </text:list-item>
            <text:list-item>
              <text:p text:style-name="P29"><text:span text:style-name="T26">Penelitian Yang Dilakukan </text:span><text:span text:style-name="T27">Oleh Rahmat Purwoko, “</text:span><text:span text:style-name="T29">Rancang Bangun Distro Linux Server Monitoring</text:span><text:span text:style-name="T27"> pada </text:span><text:span text:style-name="T29">Sistem Monitoring photovoltaic”</text:span><text:span text:style-name="T27">. Photovoltaic merupakan salah satu Renewable Energy yang mulai diteliti pemanfaatannya. Sistem monitoring untuk photovoltaic di Universitas Indonesia secara realtime sudah diteliti sebelumnya. </text:span><text:span text:style-name="T29">System</text:span><text:span text:style-name="T27"> tersebut dibuat dengan </text:span><text:span text:style-name="T29">platform system</text:span><text:span text:style-name="T27"> operasi </text:span><text:span text:style-name="T29">komersial</text:span><text:span text:style-name="T27"> dan </text:span><text:span text:style-name="T29">system</text:span><text:span text:style-name="T27"> komunikasi yang digunakan adalah</text:span><text:span text:style-name="T29"> system serial</text:span><text:span text:style-name="T27"> (RS232). Agar </text:span><text:span text:style-name="T29">monitoring</text:span><text:span text:style-name="T27"> dapat diakses dari jaringan baik </text:span><text:span text:style-name="T29">local</text:span><text:span text:style-name="T27">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9">software-software Open Source</text:span><text:span text:style-name="T27"> serta dikemas dalam suatu distro Linux </text:span><text:span text:style-name="T29">server</text:span><text:span text:style-name="T27">. Dengan lisensi </text:span><text:span text:style-name="T29">GPL (GNU Public License),</text:span><text:span text:style-name="T27"> diharapkan distro ini dapat digunakan pada </text:span><text:span text:style-name="T29">instalasi</text:span><text:span text:style-name="T27"> sis</text:span><text:span text:style-name="T28">t</text:span><text:span text:style-name="T27">em photovoltaic tanpa harus mengunakan banyak biaya.</text:span></text:p>
            </text:list-item>
          </text:list>
        </text:list-item>
      </text:list>
      <text:p text:style-name="P13"/>
      <text:list xml:id="list90551288371771" text:continue-numbering="true" text:style-name="L1">
        <text:list-item>
          <text:list>
            <text:list-item>
              <text:p text:style-name="P26"><text:span text:style-name="T33">Penelitian Yang Dilakukan Oleh Yudhistira, Ferico “</text:span><text:span text:style-name="Emphasis"><text:span text:style-name="T40">Remaster Distro Linux Ubuntu 10.04 Lts</text:span></text:span><text:span text:style-name="Emphasis"><text:span text:style-name="T33"> Menggunakan </text:span></text:span><text:span text:style-name="Emphasis"><text:span text:style-name="T40">Remastersys”</text:span></text:span><text:span text:style-name="Emphasis"><text:span text:style-name="T33">.</text:span></text:span><text:span text:style-name="T33"> Other Thesis, University of Muhammadiyah Malang. Linux mulai banyak digunakan oleh masyarakat baik oleh pengembang perangkat lunak (</text:span><text:span text:style-name="T40">developer</text:span><text:span text:style-name="T33">) ataupun pengguna biasa. Kebutuhan akan sistem operasi linux yang mudah untuk digunakan dan memiliki antarmuka yang </text:span><text:span text:style-name="T40">user friendly</text:span><text:span text:style-name="T33">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0">software</text:span><text:span text:style-name="T33">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oft-page-break/><text:span text:style-name="T40">download source code</text:span><text:span text:style-name="T33">, </text:span><text:span text:style-name="T40">instalasi</text:span><text:span text:style-name="T33"> sistem operasi, proses modifikasi (remastering) dan mengubah hasil remastering menjadi </text:span><text:span text:style-name="T40">file</text:span><text:span text:style-name="T33"> ISO sehingga bisa di install. Dengan adanya distro hasil remastering ini, penulis berharap semakin banyak pengguna yang menggunakan Linux sehingga dapat menghindari pembajakan </text:span><text:span text:style-name="T40">software</text:span><text:span text:style-name="T33">.</text:span></text:p>
              <text:p text:style-name="P30"/>
            </text:list-item>
            <text:list-item>
              <text:p text:style-name="P26"><text:span text:style-name="T33">Penelitian Yang Dilakukan Oleh Hapsari, Faradillah (2012) “</text:span><text:span text:style-name="Emphasis"><text:span text:style-name="T40">Rancang Bangun Distro Linux Untuk Pendidikan Anak-Anak Usia Dini” (4-5 Tahun)</text:span></text:span><text:span text:style-name="Emphasis"><text:span text:style-name="T33"> (Studi Kasus Di Tk Aba Iv Lawang).</text:span></text:span><text:span text:style-name="T33">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28"/>
            </text:list-item>
            <text:list-item>
              <text:p text:style-name="P26"><text:soft-page-break/><text:span text:style-name="T30">Penelitian Yang Dilakukan </text:span><text:span text:style-name="T31">Oleh </text:span>Laru Saji Asmara, “<text:span text:style-name="T7">Pembuatan Distro Linux Linarta (linux Surakarta) Sebagai Upaya Peningkatan Ketertarikan Masyarakat Surakarta</text:span>” Pada Sistem Operasi Linux <text:span text:style-name="T46">Dari Tugas Akhir Universitas Muhammadiyah Surakarta. Penelitian ini dilakukan dengan tahapan tahapan seperti pemilihan distro linux, pengumpulan peralatan pendukung, pengumpulan konten kota Surakarta, proses </text:span><text:span text:style-name="T9">remastering</text:span><text:span text:style-name="T46">, pembuatan </text:span><text:span text:style-name="T9">file</text:span><text:span text:style-name="T46"> .iso, pengujian </text:span><text:span text:style-name="T9">file</text:span><text:span text:style-name="T46"> .iso yang baru pada pc/laptop, analisa </text:span><text:span text:style-name="T9">file</text:span><text:span text:style-name="T46"> .iso , dan pembagian CD linarta dan </text:span><text:span text:style-name="T9">kuisioner</text:span><text:span text:style-name="T46"> pada responden. <text:s/>Selain itu dilakukan juga editing terhadap tampilan background standard, tampilan </text:span><text:span text:style-name="T9">usplash</text:span><text:span text:style-name="T46">, tampilan </text:span><text:span text:style-name="T9">booting</text:span><text:span text:style-name="T46">, dan </text:span><text:span text:style-name="T9">background</text:span><text:span text:style-name="T46"> pada </text:span><text:span text:style-name="T9">progress</text:span><text:span text:style-name="T46"> bar atau </text:span><text:span text:style-name="T9">loading screen</text:span><text:span text:style-name="T46">. Tahapan tersebut harus terpenuhi sebagai syarat terbentuknya distro baru sesuai keinginan kita.</text:span></text:p>
            </text:list-item>
          </text:list>
        </text:list-item>
      </text:list>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C. Kerangka Berpikir</text:p>
      <table:table table:name="Table1" table:style-name="Table1">
        <table:table-column table:style-name="Table1.A"/>
        <table:table-row>
          <table:table-cell table:style-name="Table1.A1" office:value-type="string">
            <text:p text:style-name="P11">Permasalahan :<text:soft-page-break/></text:p>
            <text:list xml:id="list511490389" text:style-name="L2">
              <text:list-item>
                <text:p text:style-name="P33">Distro-distro berbasis <text:span text:style-name="T51">linux</text:span> kurang efisien.</text:p>
              </text:list-item>
              <text:list-item>
                <text:p text:style-name="P31"><text:span text:style-name="T50">Penggunaan sistem operasi berbasis </text:span><text:span text:style-name="T10">Open Source </text:span><text:span text:style-name="T48">kurang maksimal karena belum ada distro berbasis mahasiswa.</text:span></text:p>
                <text:p text:style-name="P32"><draw:custom-shape text:anchor-type="paragraph" draw:z-index="0" draw:name="Shape1" draw:style-name="gr1" draw:text-style-name="P34"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1">Teori :</text:p>
            <text:list xml:id="list2385304903" text:style-name="L3">
              <text:list-item>
                <text:p text:style-name="P20">Remaster adalah sebuah teknik untuk melakukan modifikasi pada sistem operasi berbasis linux. </text:p>
              </text:list-item>
              <text:list-item>
                <text:p text:style-name="P20"><draw:custom-shape text:anchor-type="paragraph" draw:z-index="1" draw:name="Shape1" draw:style-name="gr2" draw:text-style-name="P34"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1">Solusi :</text:p>
            <text:list xml:id="list1741002919" text:style-name="L4">
              <text:list-item>
                <text:p text:style-name="P21">Dengan remaster dapat membuat distro <text:span text:style-name="T52">linux</text:span> yang lebih efisien.</text:p>
              </text:list-item>
              <text:list-item>
                <text:p text:style-name="P22">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6-26T09:05:50.639007639</dc:date>
    <meta:editing-duration>PT46M33S</meta:editing-duration>
    <meta:editing-cycles>19</meta:editing-cycles>
    <meta:generator>LibreOffice/6.0.3.2$Linux_X86_64 LibreOffice_project/00m0$Build-2</meta:generator>
    <meta:print-date>2018-06-05T07:45:37.675926318</meta:print-date>
    <meta:document-statistic meta:table-count="3" meta:image-count="0" meta:object-count="0" meta:page-count="14" meta:paragraph-count="56" meta:word-count="3345" meta:character-count="25001" meta:non-whitespace-character-count="21682"/>
  </office:meta>
</office:document-meta>
</file>